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7" style:family="graphic" style:parent-style-name="standard">
      <style:graphic-properties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c0c0c0" draw:fill="solid" draw:fill-color="#4c4c4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standard">
      <style:graphic-properties draw:fill="solid" draw:fill-color="#4c4c4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19" style:family="graphic" style:parent-style-name="standard">
      <style:graphic-properties draw:stroke="dash" draw:stroke-dash="Fine_20_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6cm" fo:min-width="22.2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92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fo:min-height="13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Palatino Linotype'" style:font-family-generic="roman" style:font-pitch="variable" fo:font-size="72pt" fo:font-style="italic" style:font-size-asian="72pt" style:font-style-asian="italic" style:font-size-complex="72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margin-left="0cm" fo:margin-right="0cm" fo:margin-top="0cm" fo:margin-bottom="1.524cm" fo:line-height="100%" fo:text-indent="0cm"/>
    </style:style>
    <style:style style:name="P7" style:family="paragraph">
      <style:paragraph-properties fo:margin-left="0cm" fo:margin-right="0cm" fo:margin-top="0cm" fo:margin-bottom="1.524cm" fo:line-height="100%" fo:text-indent="0cm"/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color="#ffffff" fo:font-family="'Lucida Console'" style:font-family-generic="modern" style:font-pitch="fixed" fo:text-shadow="non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96pt" style:font-size-asian="96pt" style:font-size-complex="96pt"/>
    </style:style>
    <style:style style:name="P13" style:family="paragraph">
      <style:paragraph-properties fo:margin-left="0cm" fo:margin-right="0cm" fo:margin-top="0cm" fo:margin-bottom="1.524cm" fo:line-height="100%" fo:text-indent="0cm"/>
      <style:text-properties fo:font-size="40pt" fo:font-weight="normal" style:font-size-asian="40pt" style:font-weight-asian="normal" style:font-size-complex="40pt" style:font-weight-complex="normal"/>
    </style:style>
    <style:style style:name="P14" style:family="paragraph">
      <style:text-properties fo:font-size="54pt" fo:font-weight="bold" style:font-size-asian="54pt" style:font-weight-asian="bold" style:font-size-complex="54pt" style:font-weight-complex="bold"/>
    </style:style>
    <style:style style:name="P15" style:family="paragraph">
      <style:paragraph-properties fo:text-align="center"/>
      <style:text-properties fo:font-size="54pt" style:font-size-asian="54pt" style:font-size-complex="54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6pt" style:font-size-asian="66pt" style:font-size-complex="66pt"/>
    </style:style>
    <style:style style:name="P19" style:family="paragraph">
      <style:paragraph-properties fo:margin-left="0cm" fo:margin-right="0cm" fo:margin-top="0.508cm" fo:margin-bottom="0cm" fo:line-height="100%" fo:text-indent="0cm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.508cm" fo:line-height="100%" fo:text-indent="0cm"/>
      <style:text-properties fo:font-size="40pt" style:font-size-asian="40pt" style:font-size-complex="40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48pt" style:font-size-asian="48pt" style:font-size-complex="48pt"/>
    </style:style>
    <style:style style:name="P24" style:family="paragraph">
      <style:paragraph-properties fo:margin-left="0cm" fo:margin-right="0cm" fo:margin-top="0cm" fo:margin-bottom="0.254cm" fo:line-height="100%" fo:text-indent="0cm"/>
    </style:style>
    <style:style style:name="P25" style:family="paragraph">
      <style:paragraph-properties fo:margin-left="0cm" fo:margin-right="0cm" fo:margin-top="0cm" fo:margin-bottom="0.254cm" fo:line-height="100%" fo:text-indent="0cm"/>
      <style:text-properties fo:font-size="40pt" style:font-size-asian="40pt" style:font-size-complex="40pt"/>
    </style:style>
    <style:style style:name="P26" style:family="paragraph">
      <style:paragraph-properties fo:margin-left="0cm" fo:margin-right="0cm" fo:margin-top="0cm" fo:margin-bottom="0.762cm" fo:line-height="100%" fo:text-indent="0cm"/>
    </style:style>
    <style:style style:name="P27" style:family="paragraph">
      <style:paragraph-properties fo:margin-left="0cm" fo:margin-right="0cm" fo:margin-top="0cm" fo:margin-bottom="0.762cm" fo:line-height="100%" fo:text-indent="0cm"/>
      <style:text-properties fo:font-size="40pt" style:font-size-asian="40pt" style:font-size-complex="40pt"/>
    </style:style>
    <style:style style:name="P28" style:family="paragraph"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line-height="150%"/>
    </style:style>
    <style:style style:name="P31" style:family="paragraph">
      <style:paragraph-properties fo:margin-top="0cm" fo:margin-bottom="0.254cm"/>
    </style:style>
    <style:style style:name="T1" style:family="text">
      <style:text-properties fo:font-family="'Palatino Linotype'" style:font-family-generic="roman" style:font-pitch="variabl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ffff" fo:font-family="'Lucida Console'" style:font-family-generic="modern" style:font-pitch="fixed" fo:text-shadow="none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'Lucida Console'" style:font-family-generic="modern" style:font-pitch="fixed" fo:font-size="32pt" style:font-size-asian="32pt" style:font-size-complex="32pt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'Lucida Console'" style:font-family-generic="modern" style:font-pitch="fixed" fo:font-size="24pt" style:font-size-asian="24pt" style:font-size-complex="24pt"/>
    </style:style>
    <style:style style:name="T19" style:family="text">
      <style:text-properties fo:font-size="66pt" style:font-size-asian="66pt" style:font-size-complex="66pt"/>
    </style:style>
    <style:style style:name="T20" style:family="text">
      <style:text-properties fo:font-family="'Lucida Console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family="'Lucida Console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family="'Lucida Console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size="44pt" fo:font-weight="bold" style:font-size-asian="44pt" style:font-weight-asian="bold" style:font-size-complex="44pt" style:font-weight-complex="bold"/>
    </style:style>
    <style:style style:name="T26" style:family="text">
      <style:text-properties fo:font-size="66pt" fo:font-weight="normal" style:font-size-asian="66pt" style:font-weight-asian="normal" style:font-size-complex="66pt" style:font-weight-complex="normal"/>
    </style:style>
    <style:style style:name="T27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5cm" svg:height="15cm" svg:x="6.5cm" svg:y="0.5cm">
          <draw:image xlink:href="../logo/wolf_track.png" xlink:type="simple" xlink:show="embed" xlink:actuate="onLoad">
            <text:p/>
          </draw:image>
        </draw:frame>
        <draw:frame draw:style-name="gr2" draw:text-style-name="P2" draw:layer="layout" svg:width="24.5cm" svg:height="4.819cm" svg:x="1.75cm" svg:y="13.636cm">
          <draw:text-box>
            <text:p text:style-name="P1"><text:span text:style-name="T1">Lobos</text:span></text:p>
          </draw:text-box>
        </draw:frame>
        <draw:frame draw:style-name="gr3" draw:text-style-name="P3" draw:layer="layout" svg:width="18cm" svg:height="0.806cm" svg:x="5cm" svg:y="19.701cm">
          <draw:text-box>
            <text:p text:style-name="P3"><text:span text:style-name="T2">Presentation given to the Bonjure group on 2011/01/21.</text:span></text:p>
          </draw:text-box>
        </draw:frame>
        <draw:frame draw:style-name="gr3" draw:text-style-name="P4" draw:layer="layout" svg:width="18cm" svg:height="1.195cm" svg:x="5cm" svg:y="18cm">
          <draw:text-box>
            <text:p text:style-name="P4"><text:span text:style-name="T3">Introduc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Outline</text:span></text:p>
          </draw:text-box>
        </draw:frame>
        <draw:frame presentation:style-name="pr3" draw:text-style-name="P7" draw:layer="layout" svg:width="25.199cm" svg:height="15.598cm" svg:x="1.301cm" svg:y="4.5cm" presentation:class="outline" presentation:user-transformed="true">
          <draw:text-box>
            <text:list text:style-name="L2">
              <text:list-item>
                <text:p text:style-name="P6"><text:span text:style-name="T5">Overview &amp; basic concepts</text:span></text:p>
              </text:list-item>
              <text:list-item>
                <text:p text:style-name="P6"><text:span text:style-name="T6">Past</text:span><text:span text:style-name="T7">: history and development highlights</text:span></text:p>
              </text:list-item>
              <text:list-item>
                <text:p text:style-name="P6"><text:span text:style-name="T6">Present</text:span><text:span text:style-name="T7">: examples, project structure and architecture</text:span></text:p>
              </text:list-item>
              <text:list-item>
                <text:p text:style-name="P6"><text:span text:style-name="T6">Future</text:span><text:span text:style-name="T7">: migrations and declarative schema manipulation</text:span></text:p>
              </text:list-item>
            </text:list>
          </draw:text-box>
        </draw:frame>
        <draw:line draw:style-name="gr5" draw:text-style-name="P1" draw:layer="layout" svg:x1="0.995cm" svg:y1="3.5cm" svg:x2="27.005cm" svg:y2="3.5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Overview</text:span></text:p>
          </draw:text-box>
        </draw:frame>
        <draw:frame draw:style-name="gr6" draw:text-style-name="P8" draw:layer="layout" svg:width="8cm" svg:height="1.673cm" svg:x="2.887cm" svg:y="4.635cm">
          <draw:text-box>
            <text:p><text:span text:style-name="T8">Clojure code</text:span></text:p>
          </draw:text-box>
        </draw:frame>
        <draw:frame draw:style-name="gr6" draw:text-style-name="P8" draw:layer="layout" svg:width="11.663cm" svg:height="1.673cm" svg:x="15.837cm" svg:y="4.635cm">
          <draw:text-box>
            <text:p><text:span text:style-name="T8">SQL Statement(s)*</text:span></text:p>
          </draw:text-box>
        </draw:frame>
        <draw:line draw:style-name="gr5" draw:text-style-name="P1" draw:layer="layout" svg:x1="0.995cm" svg:y1="3.5cm" svg:x2="27.005cm" svg:y2="3.5cm">
          <text:p/>
        </draw:line>
        <draw:line draw:style-name="gr7" draw:text-style-name="P1" draw:layer="layout" svg:x1="10.637cm" svg:y1="5.635cm" svg:x2="15.637cm" svg:y2="5.635cm">
          <text:p/>
        </draw:line>
        <draw:custom-shape draw:style-name="gr8" draw:text-style-name="P1" draw:layer="layout" svg:width="12.211cm" svg:height="6cm" svg:x="0.666cm" svg:y="7.372cm">
          <text:p/>
          <draw:enhanced-geometry svg:viewBox="0 0 21600 21600" draw:path-stretchpoint-x="10800" draw:path-stretchpoint-y="10800" draw:text-areas="?f3 ?f4 ?f5 ?f6" draw:type="round-rectangle" draw:modifiers="2476.3872687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12.5cm" svg:height="5cm" svg:x="0.666cm" svg:y="7.872cm">
          <draw:text-box>
            <text:p><text:span text:style-name="T9">(create</text:span></text:p>
            <text:p><text:span text:style-name="T9"><text:s/></text:span><text:span text:style-name="T9">(table :users</text:span></text:p>
            <text:p><text:span text:style-name="T9"><text:s text:c="3"/></text:span><text:span text:style-name="T9">(integer :id :auto-inc </text:span></text:p>
            <text:p><text:span text:style-name="T9"><text:s text:c="16"/></text:span><text:span text:style-name="T9">:primary-key)</text:span></text:p>
            <text:p><text:span text:style-name="T9"><text:s text:c="3"/></text:span><text:span text:style-name="T9">(varchar :name 100 :unique)</text:span></text:p>
            <text:p><text:span text:style-name="T9"><text:s text:c="3"/></text:span><text:span text:style-name="T9">(check :min_length </text:span></text:p>
            <text:p><text:span text:style-name="T9"><text:s text:c="10"/></text:span><text:span text:style-name="T9">(&gt; :length/name 1))))</text:span></text:p>
          </draw:text-box>
        </draw:frame>
        <draw:custom-shape draw:style-name="gr10" draw:text-style-name="P1" draw:layer="layout" svg:width="13.864cm" svg:height="7.101cm" svg:x="13.431cm" svg:y="7.372cm">
          <text:p/>
          <draw:enhanced-geometry svg:viewBox="0 0 21600 21600" draw:path-stretchpoint-x="10800" draw:path-stretchpoint-y="10800" draw:text-areas="?f3 ?f4 ?f5 ?f6" draw:type="round-rectangle" draw:modifiers="2476.3872687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13.91cm" svg:height="6.601cm" svg:x="13.59cm" svg:y="7.872cm">
          <draw:text-box>
            <text:p><text:span text:style-name="T9">CREATE TABLE "users" (</text:span></text:p>
            <text:p><text:span text:style-name="T9"><text:s text:c="2"/></text:span><text:span text:style-name="T9">"name" VARCHAR(100),</text:span></text:p>
            <text:p><text:span text:style-name="T9"><text:s text:c="2"/></text:span><text:span text:style-name="T9">"id" SERIAL,</text:span></text:p>
            <text:p><text:span text:style-name="T9"><text:s text:c="2"/></text:span><text:span text:style-name="T9">CONSTRAINT "min_length"</text:span></text:p>
            <text:p><text:span text:style-name="T9"><text:s text:c="4"/></text:span><text:span text:style-name="T9">CHECK (length("name") &gt; 1),</text:span></text:p>
            <text:p><text:span text:style-name="T9"><text:s text:c="2"/></text:span><text:span text:style-name="T9">CONSTRAINT "users_unique_name"</text:span></text:p>
            <text:p><text:span text:style-name="T9"><text:s text:c="4"/></text:span><text:span text:style-name="T9">UNIQUE ("name"),</text:span></text:p>
            <text:p><text:span text:style-name="T9"><text:s text:c="2"/></text:span><text:span text:style-name="T9">CONSTRAINT "users_primary_key_id"</text:span></text:p>
            <text:p><text:span text:style-name="T9"><text:s text:c="4"/></text:span><text:span text:style-name="T9">PRIMARY KEY ("id"))</text:span></text:p>
            <text:p><text:span text:style-name="T9"/></text:p>
          </draw:text-box>
        </draw:frame>
        <draw:frame draw:style-name="gr3" draw:text-style-name="P10" draw:layer="layout" svg:width="26cm" svg:height="1.348cm" svg:x="1cm" svg:y="18.652cm">
          <draw:text-box>
            <text:p text:style-name="P1"><text:span text:style-name="T10">*This example use the PostgreSQL backend.</text:span></text:p>
          </draw:text-box>
        </draw:frame>
        <draw:frame draw:style-name="gr3" draw:text-style-name="P11" draw:layer="layout" svg:width="25cm" svg:height="2.647cm" svg:x="1.5cm" svg:y="15.5cm">
          <draw:text-box>
            <text:p text:style-name="P1"><text:span text:style-name="T11">Note that the syntax is partially inspired by </text:span><text:span text:style-name="T12">ActiveRecord::Migr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Basic Concepts</text:span></text:p>
          </draw:text-box>
        </draw:frame>
        <draw:line draw:style-name="gr5" draw:text-style-name="P1" draw:layer="layout" svg:x1="0.995cm" svg:y1="3.5cm" svg:x2="27.005cm" svg:y2="3.5cm">
          <text:p/>
        </draw:line>
        <draw:frame presentation:style-name="pr3" draw:text-style-name="P7" draw:layer="layout" svg:width="25.199cm" svg:height="14.074cm" svg:x="1.302cm" svg:y="4.5cm" presentation:class="outline" presentation:user-transformed="true">
          <draw:text-box>
            <text:list text:style-name="L2">
              <text:list-item>
                <text:p text:style-name="P6"><text:span text:style-name="T6">Abstract Schema Definition</text:span><text:span text:style-name="T5">: Used internally to represent a database schema.</text:span></text:p>
              </text:list-item>
              <text:list-item>
                <text:p text:style-name="P6"><text:span text:style-name="T6">Action</text:span><text:span text:style-name="T7">: Functions executing imperative SQL statements.</text:span></text:p>
              </text:list-item>
              <text:list-item>
                <text:p text:style-name="P6"><text:span text:style-name="T6">AST</text:span><text:span text:style-name="T7">: Intermediate database-agnostic representation of SQL statement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text-style-name="P12" draw:layer="layout" svg:width="8cm" svg:height="4.036cm" svg:x="10cm" svg:y="8.482cm">
          <draw:text-box>
            <text:p text:style-name="P1"><text:span text:style-name="T13">Pas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History</text:span></text:p>
          </draw:text-box>
        </draw:frame>
        <draw:line draw:style-name="gr5" draw:text-style-name="P1" draw:layer="layout" svg:x1="0.995cm" svg:y1="3.5cm" svg:x2="27.005cm" svg:y2="3.5cm">
          <text:p/>
        </draw:line>
        <draw:frame presentation:style-name="pr3" draw:text-style-name="P13" draw:layer="layout" svg:width="25.199cm" svg:height="13.609cm" svg:x="1.301cm" svg:y="5.391cm" presentation:class="outline" presentation:user-transformed="true">
          <draw:text-box>
            <text:list text:style-name="L2">
              <text:list-item>
                <text:p text:style-name="P6"><text:span text:style-name="T5">Lobos is based on the original ClojureQL project which was based on SchemeQL.</text:span></text:p>
              </text:list-item>
              <text:list-item>
                <text:p text:style-name="P6"><text:span text:style-name="T5">It's a complete rewrite of the DDL part. </text:span></text:p>
              </text:list-item>
              <text:list-item>
                <text:p text:style-name="P6"><text:span text:style-name="T5">Lobos is less than a month old and a one-man effort for now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2" draw:text-style-name="P14" draw:layer="layout" svg:width="25.199cm" svg:height="3.256cm" svg:x="1.401cm" svg:y="0.5cm" presentation:class="title" presentation:user-transformed="true">
          <draw:text-box>
            <text:list text:style-name="L1">
              <text:list-header>
                <text:p text:style-name="P6"><text:span text:style-name="T14">Development Highlights</text:span></text:p>
              </text:list-header>
            </text:list>
          </draw:text-box>
        </draw:frame>
        <draw:line draw:style-name="gr5" draw:text-style-name="P1" draw:layer="layout" svg:x1="0.995cm" svg:y1="3.5cm" svg:x2="27.005cm" svg:y2="3.5cm">
          <text:p/>
        </draw:line>
        <draw:frame presentation:style-name="pr3" draw:text-style-name="P13" draw:layer="layout" svg:width="25.199cm" svg:height="13.609cm" svg:x="1.302cm" svg:y="5.392cm" presentation:class="outline" presentation:user-transformed="true">
          <draw:text-box>
            <text:list text:style-name="L2">
              <text:list-item>
                <text:p text:style-name="P6"><text:span text:style-name="T5">Uses most Clojure features and best practices.</text:span></text:p>
              </text:list-item>
              <text:list-item>
                <text:p text:style-name="P6"><text:span text:style-name="T5">Namespace structure makes the project very modular.</text:span></text:p>
              </text:list-item>
              <text:list-item>
                <text:p text:style-name="P6"><text:span text:style-name="T5">Bugs in Clojure code can be </text:span><text:span text:style-name="T6">hard</text:span><text:span text:style-name="T5"> to diagnose, beware of laziness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12" draw:layer="layout" svg:width="13cm" svg:height="4.036cm" svg:x="7.5cm" svg:y="8.482cm">
          <draw:text-box>
            <text:p text:style-name="P1"><text:span text:style-name="T13">Pres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Examples</text:span></text:p>
          </draw:text-box>
        </draw:frame>
        <draw:line draw:style-name="gr5" draw:text-style-name="P1" draw:layer="layout" svg:x1="0.995cm" svg:y1="3.5cm" svg:x2="27.005cm" svg:y2="3.5cm">
          <text:p/>
        </draw:line>
        <draw:custom-shape draw:style-name="gr8" draw:text-style-name="P1" draw:layer="layout" svg:width="12.211cm" svg:height="2cm" svg:x="1cm" svg:y="4cm">
          <text:p/>
          <draw:enhanced-geometry svg:viewBox="0 0 21600 21600" draw:path-stretchpoint-x="10800" draw:path-stretchpoint-y="10800" draw:text-areas="?f3 ?f4 ?f5 ?f6" draw:type="round-rectangle" draw:modifiers="2476.3872687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1cm" svg:height="1cm" svg:x="1.5cm" svg:y="4.5cm">
          <draw:text-box>
            <text:p><text:span text:style-name="T9">(use 'lobos.connectivity)</text:span></text:p>
          </draw:text-box>
        </draw:frame>
        <draw:custom-shape draw:style-name="gr8" draw:text-style-name="P1" draw:layer="layout" svg:width="10.711cm" svg:height="2.5cm" svg:x="0.994cm" svg:y="12.095cm">
          <text:p/>
          <draw:enhanced-geometry svg:viewBox="0 0 21600 21600" draw:path-stretchpoint-x="10800" draw:path-stretchpoint-y="10800" draw:text-areas="?f3 ?f4 ?f5 ?f6" draw:type="round-rectangle" draw:modifiers="2476.3872687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0cm" svg:height="2cm" svg:x="1.494cm" svg:y="12.595cm">
          <draw:text-box>
            <text:p><text:span text:style-name="T9">(open-global pg)</text:span></text:p>
            <text:p><text:span text:style-name="T9">(close-global)</text:span></text:p>
          </draw:text-box>
        </draw:frame>
        <draw:custom-shape draw:style-name="gr8" draw:text-style-name="P1" draw:layer="layout" svg:width="11.211cm" svg:height="2.5cm" svg:x="15.909cm" svg:y="12.095cm">
          <text:p/>
          <draw:enhanced-geometry svg:viewBox="0 0 21600 21600" draw:path-stretchpoint-x="10800" draw:path-stretchpoint-y="10800" draw:text-areas="?f3 ?f4 ?f5 ?f6" draw:type="round-rectangle" draw:modifiers="2476.3872687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0cm" svg:height="1.521cm" svg:x="16.409cm" svg:y="12.595cm">
          <draw:text-box>
            <text:p><text:span text:style-name="T9">(open-global :pg pg)</text:span></text:p>
            <text:p><text:span text:style-name="T9">(close-global :pg)</text:span></text:p>
          </draw:text-box>
        </draw:frame>
        <draw:frame draw:style-name="gr6" draw:text-style-name="P15" draw:layer="layout" svg:width="2.5cm" svg:height="2.376cm" svg:x="12.75cm" svg:y="12.095cm">
          <draw:text-box>
            <text:p text:style-name="P1"><text:span text:style-name="T15">||</text:span></text:p>
          </draw:text-box>
        </draw:frame>
        <draw:custom-shape draw:style-name="gr8" draw:text-style-name="P1" draw:layer="layout" svg:width="18cm" svg:height="5cm" svg:x="1cm" svg:y="6.429cm">
          <text:p/>
          <draw:enhanced-geometry svg:viewBox="0 0 21600 21600" draw:path-stretchpoint-x="10800" draw:path-stretchpoint-y="10800" draw:text-areas="?f3 ?f4 ?f5 ?f6" draw:type="round-rectangle" draw:modifiers="2476.3872687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7cm" svg:height="4.061cm" svg:x="1.5cm" svg:y="6.929cm">
          <draw:text-box>
            <text:p><text:span text:style-name="T9">(def pg</text:span></text:p>
            <text:p><text:span text:style-name="T9"><text:s text:c="2"/></text:span><text:span text:style-name="T9">{:classname <text:s text:c="2"/>"org.postgresql.Driver"</text:span></text:p>
            <text:p><text:span text:style-name="T9"><text:s text:c="3"/></text:span><text:span text:style-name="T9">:subprotocol "postgresql"</text:span></text:p>
            <text:p><text:span text:style-name="T9"><text:s text:c="3"/></text:span><text:span text:style-name="T9">:user <text:s text:c="7"/>"test"</text:span></text:p>
            <text:p><text:span text:style-name="T9"><text:s text:c="3"/></text:span><text:span text:style-name="T9">:password <text:s text:c="3"/>"test123"</text:span></text:p>
            <text:p><text:span text:style-name="T9"><text:s text:c="3"/></text:span><text:span text:style-name="T9">:subname <text:s text:c="4"/>"//localhost:5432/test"})</text:span></text:p>
          </draw:text-box>
        </draw:frame>
        <draw:frame draw:style-name="gr3" draw:text-style-name="P16" draw:layer="layout" svg:width="25.5cm" svg:height="4.049cm" svg:x="1.25cm" svg:y="15.501cm">
          <draw:text-box>
            <text:p><text:span text:style-name="T11">You can specify a connection map (or global connection name) as the first argument of an </text:span><text:span text:style-name="T16">action</text:span><text:span text:style-name="T17"> or use the global default connectio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Examples</text:span></text:p>
          </draw:text-box>
        </draw:frame>
        <draw:line draw:style-name="gr5" draw:text-style-name="P1" draw:layer="layout" svg:x1="0.995cm" svg:y1="3.5cm" svg:x2="27.005cm" svg:y2="3.5cm">
          <text:p/>
        </draw:line>
        <draw:custom-shape draw:style-name="gr8" draw:text-style-name="P1" draw:layer="layout" svg:width="25.5cm" svg:height="12.997cm" svg:x="1.25cm" svg:y="7.003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23.5cm" svg:height="12.316cm" svg:x="1.5cm" svg:y="7.503cm">
          <draw:text-box>
            <text:p><text:span text:style-name="T9">(use 'lobos.schema)</text:span></text:p>
            <text:p><text:span text:style-name="T9"/></text:p>
            <text:p><text:span text:style-name="T9"/></text:p>
            <text:p><text:span text:style-name="T9">(defn surrogate-key [table]</text:span></text:p>
            <text:p><text:span text:style-name="T9"><text:s text:c="2"/></text:span><text:span text:style-name="T9">(integer table :id :auto-inc :primary-key))</text:span></text:p>
            <text:p><text:span text:style-name="T9"/></text:p>
            <text:p><text:span text:style-name="T9"/></text:p>
            <text:p><text:span text:style-name="T9">(defmacro tabl [name &amp; elements]</text:span></text:p>
            <text:p><text:span text:style-name="T9"><text:s text:c="2"/></text:span><text:span text:style-name="T9">`(-&gt; (table ~name (surrogate-key))</text:span></text:p>
            <text:p><text:span text:style-name="T9"><text:s text:c="7"/></text:span><text:span text:style-name="T9">~@elements))</text:span></text:p>
            <text:p><text:span text:style-name="T9"/></text:p>
            <text:p><text:span text:style-name="T9"/></text:p>
            <text:p><text:span text:style-name="T9">(defn refer-to [table ptable]</text:span></text:p>
            <text:p><text:span text:style-name="T9"><text:s text:c="2"/></text:span><text:span text:style-name="T9">(let [cname (-&gt; (-&gt;&gt; ptable name butlast (apply str))</text:span></text:p>
            <text:p><text:span text:style-name="T9"><text:s text:c="18"/></text:span><text:span text:style-name="T9">(str "_id")</text:span></text:p>
            <text:p><text:span text:style-name="T9"><text:s text:c="18"/></text:span><text:span text:style-name="T9">keyword)]</text:span></text:p>
            <text:p><text:span text:style-name="T9"><text:s text:c="4"/></text:span><text:span text:style-name="T9">(integer table cname [:refer ptable :id</text:span></text:p>
            <text:p><text:span text:style-name="T9"><text:s text:c="33"/></text:span><text:span text:style-name="T9">:on-delete :set-null])))</text:span></text:p>
            <text:p><text:span text:style-name="T9"/></text:p>
          </draw:text-box>
        </draw:frame>
        <draw:frame draw:style-name="gr3" draw:text-style-name="P17" draw:layer="layout" svg:width="25.5cm" svg:height="3.083cm" svg:x="1.25cm" svg:y="3.756cm">
          <draw:text-box>
            <text:p><text:span text:style-name="T3">All elements are constructed using functions or macros that yield Clojure data structures and thus are composable. Here we define some helper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2" draw:text-style-name="P5" draw:layer="layout" svg:width="25.199cm" svg:height="3.256cm" svg:x="1.401cm" svg:y="0.5cm" presentation:class="title" presentation:user-transformed="true">
          <draw:text-box>
            <text:p><text:span text:style-name="T4">Examples</text:span></text:p>
          </draw:text-box>
        </draw:frame>
        <draw:line draw:style-name="gr5" draw:text-style-name="P1" draw:layer="layout" svg:x1="0.995cm" svg:y1="3.5cm" svg:x2="27.005cm" svg:y2="3.5cm">
          <text:p/>
        </draw:line>
        <draw:custom-shape draw:style-name="gr8" draw:text-style-name="P1" draw:layer="layout" svg:width="25.5cm" svg:height="12.997cm" svg:x="1.25cm" svg:y="7.004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23.5cm" svg:height="11.936cm" svg:x="1.5cm" svg:y="7.504cm">
          <draw:text-box>
            <text:p><text:span text:style-name="T9">(use 'lobos.core)</text:span></text:p>
            <text:p><text:span text:style-name="T9"/></text:p>
            <text:p><text:span text:style-name="T9"/></text:p>
            <text:p><text:span text:style-name="T9">(defschema sample-schema :lobos</text:span></text:p>
            <text:p><text:span text:style-name="T9"><text:s text:c="2"/></text:span></text:p>
            <text:p><text:span text:style-name="T9"><text:s text:c="2"/></text:span><text:span text:style-name="T9">(tabl :users</text:span></text:p>
            <text:p><text:span text:style-name="T9"><text:s text:c="4"/></text:span><text:span text:style-name="T9">(varchar :name 100 :unique)</text:span></text:p>
            <text:p><text:span text:style-name="T9"><text:s text:c="4"/></text:span><text:span text:style-name="T9">(check :name (&gt; :length/name 1)))</text:span></text:p>
            <text:p><text:span text:style-name="T9"/></text:p>
            <text:p><text:span text:style-name="T9"><text:s text:c="2"/></text:span><text:span text:style-name="T9">(tabl :posts</text:span></text:p>
            <text:p><text:span text:style-name="T9"><text:s text:c="4"/></text:span><text:span text:style-name="T9">(varchar :title 200 :unique)</text:span></text:p>
            <text:p><text:span text:style-name="T9"><text:s text:c="4"/></text:span><text:span text:style-name="T9">(text :content)</text:span></text:p>
            <text:p><text:span text:style-name="T9"><text:s text:c="4"/></text:span><text:span text:style-name="T9">(refer-to :users))</text:span></text:p>
            <text:p><text:span text:style-name="T9"/></text:p>
            <text:p><text:span text:style-name="T9"><text:s text:c="2"/></text:span><text:span text:style-name="T9">(tabl :comments</text:span></text:p>
            <text:p><text:span text:style-name="T9"><text:s text:c="4"/></text:span><text:span text:style-name="T9">(text :content)</text:span></text:p>
            <text:p><text:span text:style-name="T9"><text:s text:c="4"/></text:span><text:span text:style-name="T9">(refer-to :users)</text:span></text:p>
            <text:p><text:span text:style-name="T9"><text:s text:c="4"/></text:span><text:span text:style-name="T9">(refer-to :posts)))</text:span></text:p>
          </draw:text-box>
        </draw:frame>
        <draw:frame draw:style-name="gr3" draw:text-style-name="P17" draw:layer="layout" svg:width="25cm" svg:height="2.139cm" svg:x="1.272cm" svg:y="3.918cm">
          <draw:text-box>
            <text:p><text:span text:style-name="T3">With the previously defined custom functions and macros we can define a more complex schema with less code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p><text:span text:style-name="T4">Examples</text:span></text:p>
          </draw:text-box>
        </draw:frame>
        <draw:line draw:style-name="gr5" draw:text-style-name="P1" draw:layer="layout" svg:x1="0.995cm" svg:y1="3.501cm" svg:x2="27.005cm" svg:y2="3.501cm">
          <text:p/>
        </draw:line>
        <draw:custom-shape draw:style-name="gr8" draw:text-style-name="P1" draw:layer="layout" svg:width="25.5cm" svg:height="7.995cm" svg:x="1.25cm" svg:y="6.138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23.5cm" svg:height="7.236cm" svg:x="1.5cm" svg:y="6.638cm">
          <draw:text-box>
            <text:p><text:span text:style-name="T9">(create-schema sample-schema)</text:span></text:p>
            <text:p><text:span text:style-name="T9"/></text:p>
            <text:p><text:span text:style-name="T9"/></text:p>
            <text:p><text:span text:style-name="T9">(set-default-schema sample-schema)</text:span></text:p>
            <text:p><text:span text:style-name="T9"/></text:p>
            <text:p><text:span text:style-name="T9"/></text:p>
            <text:p><text:span text:style-name="T9">(drop (table :posts) :cascade)</text:span></text:p>
            <text:p><text:span text:style-name="T9"/></text:p>
            <text:p><text:span text:style-name="T9"/></text:p>
            <text:p><text:span text:style-name="T9">(drop-schema sample-schema :cascade)</text:span></text:p>
            <text:p><text:span text:style-name="T9"/></text:p>
          </draw:text-box>
        </draw:frame>
        <draw:frame draw:style-name="gr3" draw:text-style-name="P17" draw:layer="layout" svg:width="25cm" svg:height="2.139cm" svg:x="1.5cm" svg:y="3.919cm">
          <draw:text-box>
            <text:p><text:span text:style-name="T3">Schemas created with </text:span><text:span text:style-name="T18">defschema</text:span><text:span text:style-name="T3"> are functions returning an abstract schema!</text:span></text:p>
          </draw:text-box>
        </draw:frame>
        <draw:frame draw:style-name="gr3" draw:text-style-name="P17" draw:layer="layout" svg:width="25cm" svg:height="2.139cm" svg:x="1.5cm" svg:y="14.678cm">
          <draw:text-box>
            <text:p><text:span text:style-name="T3">The cascade behavior works even in SQL Server which doesn't support that feature!</text:span></text:p>
          </draw:text-box>
        </draw:frame>
        <draw:frame draw:style-name="gr3" draw:text-style-name="P17" draw:layer="layout" svg:width="25cm" svg:height="2.139cm" svg:x="1.5cm" svg:y="17.115cm">
          <draw:text-box>
            <text:p><text:span text:style-name="T3">Dropping a schema created with </text:span><text:span text:style-name="T18">defschema</text:span><text:span text:style-name="T3"> makes the defined function return </text:span><text:span text:style-name="T18">nil</text:span><text:span text:style-name="T3">, so just pretend we didn't evaled that line!</text:span></text:p>
          </draw:text-box>
        </draw:frame>
        <draw:frame draw:style-name="gr3" draw:text-style-name="P1" draw:layer="layout" svg:width="24cm" svg:height="0.963cm" svg:x="2cm" svg:y="19.537cm">
          <draw:text-box>
            <text:p text:style-name="P1">Warning: all uses of exclamation points in this slide are completely superfluous!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p><text:span text:style-name="T4">Examples</text:span></text:p>
          </draw:text-box>
        </draw:frame>
        <draw:line draw:style-name="gr5" draw:text-style-name="P1" draw:layer="layout" svg:x1="0.995cm" svg:y1="3.501cm" svg:x2="27.005cm" svg:y2="3.501cm">
          <text:p/>
        </draw:line>
        <draw:custom-shape draw:style-name="gr8" draw:text-style-name="P1" draw:layer="layout" svg:width="25.5cm" svg:height="16cm" svg:x="1.25cm" svg:y="4.181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23.5cm" svg:height="15.491cm" svg:x="1.5cm" svg:y="4.681cm">
          <draw:text-box>
            <text:p><text:span text:style-name="T9">(alter :add (table :users (text :bio)))</text:span></text:p>
            <text:p><text:span text:style-name="T9"/></text:p>
            <text:p><text:span text:style-name="T9"/></text:p>
            <text:p><text:span text:style-name="T9">(alter :add (table :users</text:span></text:p>
            <text:p><text:span text:style-name="T9"><text:s text:c="14"/></text:span><text:span text:style-name="T9">(text :location)</text:span></text:p>
            <text:p><text:span text:style-name="T9"><text:s text:c="14"/></text:span><text:span text:style-name="T9">(text :occupation)))</text:span></text:p>
            <text:p><text:span text:style-name="T9"/></text:p>
            <text:p><text:span text:style-name="T9"/></text:p>
            <text:p><text:span text:style-name="T9">(alter :add (table :posts</text:span></text:p>
            <text:p><text:span text:style-name="T9"><text:s text:c="14"/></text:span><text:span text:style-name="T9">(check :content_limit</text:span></text:p>
            <text:p><text:span text:style-name="T9"><text:s text:c="21"/></text:span><text:span text:style-name="T9">(&lt; :length/content 1337))))</text:span></text:p>
            <text:p><text:span text:style-name="T9"/></text:p>
            <text:p><text:span text:style-name="T9"/></text:p>
            <text:p><text:span text:style-name="T9">(alter :modify (table :users</text:span></text:p>
            <text:p><text:span text:style-name="T9"><text:s text:c="17"/></text:span><text:span text:style-name="T9">(column :location</text:span></text:p>
            <text:p><text:span text:style-name="T9"><text:s text:c="25"/></text:span><text:span text:style-name="T9">[:default "somewhere"])))</text:span></text:p>
            <text:p><text:span text:style-name="T9"/></text:p>
            <text:p><text:span text:style-name="T9"/></text:p>
            <text:p><text:span text:style-name="T9">(alter :drop (table :users (column :occupation)))</text:span></text:p>
            <text:p><text:span text:style-name="T9"/></text:p>
            <text:p><text:span text:style-name="T9"/></text:p>
            <text:p><text:span text:style-name="T9">(alter :rename (table :users</text:span></text:p>
            <text:p><text:span text:style-name="T9"><text:s text:c="17"/></text:span><text:span text:style-name="T9">(column :location :to :origin)))</text:span></text:p>
            <text:p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7" draw:text-style-name="P18" draw:layer="layout" svg:width="24cm" svg:height="8.5cm" svg:x="2cm" svg:y="6.25cm">
          <draw:text-box>
            <text:p text:style-name="P1"><text:span text:style-name="T19">Any questions yet?</text:span></text:p>
            <text:p text:style-name="P1"><text:span text:style-name="T19"/></text:p>
            <text:p text:style-name="P1"><text:span text:style-name="T19">Do we need a break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4">Project Structure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frame presentation:style-name="pr3" draw:text-style-name="P21" draw:layer="layout" svg:width="25.199cm" svg:height="13.63cm" svg:x="1.302cm" svg:y="4.5cm" presentation:class="outline" presentation:user-transformed="true">
          <draw:text-box>
            <text:list text:style-name="L2">
              <text:list-item>
                <text:p text:style-name="P19"><text:span text:style-name="T5">Frontend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0">lobos.core</text:span></text:p>
                  </text:list-item>
                  <text:list-item>
                    <text:p text:style-name="P20"><text:span text:style-name="T20">lobos.schema</text:span></text:p>
                  </text:list-item>
                  <text:list-item>
                    <text:p text:style-name="P20"><text:span text:style-name="T20">lobos.connectivity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5">Backend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0">lobos.compiler</text:span></text:p>
                  </text:list-item>
                  <text:list-item>
                    <text:p text:style-name="P20"><text:span text:style-name="T20">lobos.ast</text:span></text:p>
                  </text:list-item>
                  <text:list-item>
                    <text:p text:style-name="P20"><text:span text:style-name="T20">lobos.backends.*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5">Analyzer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0">lobos.metadata</text:span></text:p>
                  </text:list-item>
                  <text:list-item>
                    <text:p text:style-name="P20"><text:span text:style-name="T20">lobos.analyz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4">Project Structure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frame draw:style-name="gr3" draw:text-style-name="P22" draw:layer="layout" svg:width="2.5cm" svg:height="1.276cm" svg:x="12.5cm" svg:y="5cm">
          <draw:text-box>
            <text:p text:style-name="P1"><text:span text:style-name="T21">core</text:span></text:p>
          </draw:text-box>
        </draw:frame>
        <draw:frame draw:style-name="gr3" draw:text-style-name="P22" draw:layer="layout" svg:width="5.5cm" svg:height="1.276cm" svg:x="1.5cm" svg:y="5cm">
          <draw:text-box>
            <text:p text:style-name="P1"><text:span text:style-name="T21">connectivity</text:span></text:p>
          </draw:text-box>
        </draw:frame>
        <draw:frame draw:style-name="gr3" draw:text-style-name="P22" draw:layer="layout" svg:width="4cm" svg:height="1.276cm" svg:x="3.872cm" svg:y="9cm">
          <draw:text-box>
            <text:p text:style-name="P1"><text:span text:style-name="T21">analyzer</text:span></text:p>
          </draw:text-box>
        </draw:frame>
        <draw:frame draw:style-name="gr3" draw:text-style-name="P22" draw:layer="layout" svg:width="4.5cm" svg:height="1.276cm" svg:x="3.622cm" svg:y="13.224cm">
          <draw:text-box>
            <text:p text:style-name="P1"><text:span text:style-name="T21">metadata</text:span></text:p>
          </draw:text-box>
        </draw:frame>
        <draw:frame draw:style-name="gr3" draw:text-style-name="P22" draw:layer="layout" svg:width="4cm" svg:height="1.276cm" svg:x="11.75cm" svg:y="9cm">
          <draw:text-box>
            <text:p text:style-name="P1"><text:span text:style-name="T21">schema</text:span></text:p>
          </draw:text-box>
        </draw:frame>
        <draw:frame draw:style-name="gr3" draw:text-style-name="P22" draw:layer="layout" svg:width="2cm" svg:height="1.276cm" svg:x="12.75cm" svg:y="13.224cm">
          <draw:text-box>
            <text:p text:style-name="P1"><text:span text:style-name="T21">ast</text:span></text:p>
          </draw:text-box>
        </draw:frame>
        <draw:frame draw:style-name="gr3" draw:text-style-name="P22" draw:layer="layout" svg:width="4.5cm" svg:height="1.276cm" svg:x="11.5cm" svg:y="17.884cm">
          <draw:text-box>
            <text:p text:style-name="P1"><text:span text:style-name="T21">backends</text:span></text:p>
          </draw:text-box>
        </draw:frame>
        <draw:frame draw:style-name="gr3" draw:text-style-name="P22" draw:layer="layout" svg:width="4cm" svg:height="1.276cm" svg:x="20.5cm" svg:y="13.224cm">
          <draw:text-box>
            <text:p text:style-name="P1"><text:span text:style-name="T21">compiler</text:span></text:p>
          </draw:text-box>
        </draw:frame>
        <draw:frame draw:style-name="gr3" draw:text-style-name="P22" draw:layer="layout" svg:width="2.5cm" svg:height="1.276cm" svg:x="21.25cm" svg:y="9cm">
          <draw:text-box>
            <text:p text:style-name="P1"><text:span text:style-name="T21">utils</text:span></text:p>
          </draw:text-box>
        </draw:frame>
        <draw:frame draw:style-name="gr18" draw:text-style-name="P23" draw:layer="layout" svg:width="1.5cm" svg:height="2.143cm" svg:x="21.75cm" svg:y="5cm">
          <draw:text-box>
            <text:p text:style-name="P1"><text:span text:style-name="T22">*</text:span></text:p>
          </draw:text-box>
        </draw:frame>
        <draw:line draw:style-name="gr7" draw:text-style-name="P1" draw:layer="layout" svg:x1="13.75cm" svg:y1="6.276cm" svg:x2="13.75cm" svg:y2="8.932cm">
          <text:p/>
        </draw:line>
        <draw:line draw:style-name="gr7" draw:text-style-name="P1" draw:layer="layout" svg:x1="13.75cm" svg:y1="10.612cm" svg:x2="13.75cm" svg:y2="13.112cm">
          <text:p/>
        </draw:line>
        <draw:line draw:style-name="gr7" draw:text-style-name="P1" draw:layer="layout" svg:x1="5.872cm" svg:y1="10.612cm" svg:x2="5.872cm" svg:y2="13.112cm">
          <text:p/>
        </draw:line>
        <draw:line draw:style-name="gr7" draw:text-style-name="P1" draw:layer="layout" svg:x1="22.5cm" svg:y1="6.432cm" svg:x2="22.5cm" svg:y2="8.932cm">
          <text:p/>
        </draw:line>
        <draw:line draw:style-name="gr7" draw:text-style-name="P1" draw:layer="layout" svg:x1="15.143cm" svg:y1="6.321cm" svg:x2="21.5cm" svg:y2="13cm">
          <text:p/>
        </draw:line>
        <draw:line draw:style-name="gr7" draw:text-style-name="P1" draw:layer="layout" svg:x1="12.301cm" svg:y1="6.367cm" svg:x2="7.5cm" svg:y2="9cm">
          <text:p/>
        </draw:line>
        <draw:line draw:style-name="gr7" draw:text-style-name="P1" draw:layer="layout" svg:x1="20.5cm" svg:y1="13.862cm" svg:x2="15cm" svg:y2="13.862cm">
          <text:p/>
        </draw:line>
        <draw:line draw:style-name="gr7" draw:text-style-name="P1" draw:layer="layout" svg:x1="8.067cm" svg:y1="9.638cm" svg:x2="11.567cm" svg:y2="9.638cm">
          <text:p/>
        </draw:line>
        <draw:line draw:style-name="gr7" draw:text-style-name="P1" draw:layer="layout" svg:x1="12.301cm" svg:y1="5.638cm" svg:x2="7.222cm" svg:y2="5.638cm">
          <text:p/>
        </draw:line>
        <draw:line draw:style-name="gr7" draw:text-style-name="P1" draw:layer="layout" svg:x1="13.75cm" svg:y1="17.724cm" svg:x2="13.75cm" svg:y2="14.724cm">
          <text:p/>
        </draw:line>
        <draw:line draw:style-name="gr7" draw:text-style-name="P1" draw:layer="layout" svg:x1="16.169cm" svg:y1="17.724cm" svg:x2="21.5cm" svg:y2="14.5cm">
          <text:p/>
        </draw:line>
        <draw:line draw:style-name="gr19" draw:text-style-name="P1" draw:layer="layout" svg:x1="11.195cm" svg:y1="17.884cm" svg:x2="6.5cm" svg:y2="14.5cm">
          <text:p/>
        </draw:line>
        <draw:line draw:style-name="gr19" draw:text-style-name="P1" draw:layer="layout" svg:x1="11.89cm" svg:y1="17.884cm" svg:x2="7.5cm" svg:y2="10.5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4">Architecture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frame presentation:style-name="pr3" draw:text-style-name="P25" draw:layer="layout" svg:width="25.199cm" svg:height="14.938cm" svg:x="1.302cm" svg:y="4.5cm" presentation:class="outline" presentation:user-transformed="true">
          <draw:text-box>
            <text:list text:style-name="L2">
              <text:list-item>
                <text:p text:style-name="P24"><text:span text:style-name="T5">Actions yield Abstract Schema Definitions</text:span></text:p>
              </text:list-item>
              <text:list-item>
                <text:p text:style-name="P24"><text:span text:style-name="T5">Schema protocols build a AST(s) from <text:s/>ASDs</text:span></text:p>
              </text:list-item>
              <text:list-item>
                <text:p text:style-name="P24"><text:span text:style-name="T5">The compiler (</text:span><text:span text:style-name="T23">compile</text:span><text:span text:style-name="T5"> multi-method) generates the appropriate SQL statements from an AST.</text:span></text:p>
              </text:list-item>
              <text:list-item>
                <text:p text:style-name="P24"><text:span text:style-name="T5">The analyzer constructs an abstract schema ASD from a real schem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4">Architecture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custom-shape draw:style-name="gr8" draw:text-style-name="P1" draw:layer="layout" svg:width="25.5cm" svg:height="16cm" svg:x="1.25cm" svg:y="4.181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25cm" svg:height="14.821cm" svg:x="1.5cm" svg:y="4.681cm">
          <draw:text-box>
            <text:p><text:span text:style-name="T9">(defrecord Table [name columns constraints options]</text:span></text:p>
            <text:p><text:span text:style-name="T9"><text:s text:c="2"/></text:span><text:span text:style-name="T9">Alterable Creatable Dropable</text:span></text:p>
            <text:p><text:span text:style-name="T9"><text:s text:c="2"/></text:span></text:p>
            <text:p><text:span text:style-name="T9"><text:s text:c="2"/></text:span><text:span text:style-name="T9">(build-alter-statement [this action db-spec]</text:span></text:p>
            <text:p><text:span text:style-name="T9"><text:s text:c="4"/></text:span><text:span text:style-name="T9">(let [elements (map #(build-definition (second %) db-spec)</text:span></text:p>
            <text:p><text:span text:style-name="T9"><text:s text:c="24"/></text:span><text:span text:style-name="T9">(concat columns constraints))]</text:span></text:p>
            <text:p><text:span text:style-name="T9"><text:s text:c="6"/></text:span><text:span text:style-name="T9">(for [element elements]</text:span></text:p>
            <text:p><text:span text:style-name="T9"><text:s text:c="8"/></text:span><text:span text:style-name="T9">(AlterTableStatement.</text:span></text:p>
            <text:p><text:span text:style-name="T9"><text:s text:c="9"/></text:span><text:span text:style-name="T9">db-spec</text:span></text:p>
            <text:p><text:span text:style-name="T9"><text:s text:c="9"/></text:span><text:span text:style-name="T9">name</text:span></text:p>
            <text:p><text:span text:style-name="T9"><text:s text:c="9"/></text:span><text:span text:style-name="T9">action</text:span></text:p>
            <text:p><text:span text:style-name="T9"><text:s text:c="9"/></text:span><text:span text:style-name="T9">element))))</text:span></text:p>
            <text:p><text:span text:style-name="T9"><text:s text:c="2"/></text:span></text:p>
            <text:p><text:span text:style-name="T9"><text:s text:c="2"/></text:span><text:span text:style-name="T9">(build-create-statement [this db-spec]</text:span></text:p>
            <text:p><text:span text:style-name="T9"><text:s text:c="4"/></text:span><text:span text:style-name="T9">(CreateTableStatement.</text:span></text:p>
            <text:p><text:span text:style-name="T9"><text:s text:c="5"/></text:span><text:span text:style-name="T9">db-spec</text:span></text:p>
            <text:p><text:span text:style-name="T9"><text:s text:c="5"/></text:span><text:span text:style-name="T9">name</text:span></text:p>
            <text:p><text:span text:style-name="T9"><text:s text:c="5"/></text:span><text:span text:style-name="T9">(map #(build-definition (second %) db-spec)</text:span></text:p>
            <text:p><text:span text:style-name="T9"><text:s text:c="10"/></text:span><text:span text:style-name="T9">(concat columns constraints))))</text:span></text:p>
            <text:p><text:span text:style-name="T9"><text:s text:c="2"/></text:span></text:p>
            <text:p><text:span text:style-name="T9"><text:s text:c="2"/></text:span><text:span text:style-name="T9">(build-drop-statement [this behavior db-spec]</text:span></text:p>
            <text:p><text:span text:style-name="T9"><text:s text:c="4"/></text:span><text:span text:style-name="T9">(DropStatement. db-spec :table name behavior)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4">Architecture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custom-shape draw:style-name="gr8" draw:text-style-name="P1" draw:layer="layout" svg:width="25.5cm" svg:height="16.181cm" svg:x="1.25cm" svg:y="4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25cm" svg:height="15.491cm" svg:x="1.5cm" svg:y="4.5cm">
          <draw:text-box>
            <text:p><text:span text:style-name="T9">(def backends-hierarchy</text:span></text:p>
            <text:p><text:span text:style-name="T9"><text:s text:c="2"/></text:span><text:span text:style-name="T9">(atom (-&gt; (make-hierarchy)</text:span></text:p>
            <text:p><text:span text:style-name="T9"><text:s text:c="12"/></text:span><text:span text:style-name="T9">(derive :h2 ::standard)</text:span></text:p>
            <text:p><text:span text:style-name="T9"><text:s text:c="12"/></text:span><text:span text:style-name="T9">(derive :mysql ::standard)</text:span></text:p>
            <text:p><text:span text:style-name="T9"><text:s text:c="12"/></text:span><text:span text:style-name="T9">(derive :postgresql ::standard)</text:span></text:p>
            <text:p><text:span text:style-name="T9"><text:s text:c="12"/></text:span><text:span text:style-name="T9">(derive :sqlite ::standard)</text:span></text:p>
            <text:p><text:span text:style-name="T9"><text:s text:c="12"/></text:span><text:span text:style-name="T9">(derive :sqlserver ::standard))))</text:span></text:p>
            <text:p><text:span text:style-name="T9"/></text:p>
            <text:p><text:span text:style-name="T9">(defmulti compile</text:span></text:p>
            <text:p><text:span text:style-name="T9"><text:s text:c="2"/></text:span><text:span text:style-name="T9">(fn [o]</text:span></text:p>
            <text:p><text:span text:style-name="T9"><text:s text:c="4"/></text:span><text:span text:style-name="T9">[(-&gt; o :db-spec :subprotocol (or ::standard) keyword)</text:span></text:p>
            <text:p><text:span text:style-name="T9"><text:s text:c="5"/></text:span><text:span text:style-name="T9">(type o)])</text:span></text:p>
            <text:p><text:span text:style-name="T9"><text:s text:c="2"/></text:span><text:span text:style-name="T9">:hierarchy backends-hierarchy)</text:span></text:p>
            <text:p><text:span text:style-name="T9"/></text:p>
            <text:p><text:span text:style-name="T9">...</text:span></text:p>
            <text:p><text:span text:style-name="T9"/></text:p>
            <text:p><text:span text:style-name="T9">(defmethod compile [::standard AutoIncClause] [_]</text:span></text:p>
            <text:p><text:span text:style-name="T9"><text:s text:c="2"/></text:span><text:span text:style-name="T9">"GENERATED ALWAYS AS IDENTITY")</text:span></text:p>
            <text:p><text:span text:style-name="T9"/></text:p>
            <text:p><text:span text:style-name="T9">...</text:span></text:p>
            <text:p><text:span text:style-name="T9"/></text:p>
            <text:p><text:span text:style-name="T9">(defmethod compile [:mysql AutoIncClause] [_]</text:span></text:p>
            <text:p><text:span text:style-name="T9"><text:s text:c="2"/></text:span><text:span text:style-name="T9">"AUTO_INCREMENT")</text:span></text:p>
            <text:p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1" draw:text-style-name="P12" draw:layer="layout" svg:width="13cm" svg:height="4.036cm" svg:x="7.5cm" svg:y="8.482cm">
          <draw:text-box>
            <text:p text:style-name="P1"><text:span text:style-name="T13">Fut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4">Migrations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frame presentation:style-name="pr5" draw:text-style-name="P27" draw:layer="layout" svg:width="24.5cm" svg:height="13.68cm" svg:x="2cm" svg:y="6.5cm" presentation:class="outline" presentation:user-transformed="true">
          <draw:text-box>
            <text:list text:style-name="L2">
              <text:list-item>
                <text:p text:style-name="P26"><text:span text:style-name="T5">Could be written manually, like in </text:span><text:span text:style-name="T24">ActiveRecord::Migration</text:span></text:p>
              </text:list-item>
              <text:list-item>
                <text:p text:style-name="P26"><text:span text:style-name="T5">Could be automatically generated when actions are entered at the REPL</text:span></text:p>
              </text:list-item>
              <text:list-item>
                <text:p text:style-name="P26"><text:span text:style-name="T5">Also automatically generated when <text:s/>declaratively changing a schema definition (see next slide)</text:span></text:p>
              </text:list-item>
            </text:list>
          </draw:text-box>
        </draw:frame>
        <draw:frame draw:style-name="gr3" draw:text-style-name="P28" draw:layer="layout" svg:width="10.5cm" svg:height="1.987cm" svg:x="1cm" svg:y="4cm">
          <draw:text-box>
            <text:p><text:span text:style-name="T25">Objective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list text:style-name="L1">
              <text:list-header>
                <text:p text:style-name="P6"><text:span text:style-name="T6">Declarative Schema Manipulation</text:span></text:p>
              </text:list-header>
            </text:list>
          </draw:text-box>
        </draw:frame>
        <draw:line draw:style-name="gr5" draw:text-style-name="P1" draw:layer="layout" svg:x1="0.995cm" svg:y1="3.501cm" svg:x2="27.005cm" svg:y2="3.501cm">
          <text:p/>
        </draw:line>
        <draw:custom-shape draw:style-name="gr8" draw:text-style-name="P1" draw:layer="layout" svg:width="25.5cm" svg:height="4.995cm" svg:x="1.25cm" svg:y="6.457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9" draw:layer="layout" svg:width="23.5cm" svg:height="4.495cm" svg:x="1.5cm" svg:y="6.957cm">
          <draw:text-box>
            <text:p><text:span text:style-name="T9">(defschema sample-schema :lobos</text:span></text:p>
            <text:p><text:span text:style-name="T9"><text:s text:c="2"/></text:span></text:p>
            <text:p><text:span text:style-name="T9"><text:s text:c="2"/></text:span><text:span text:style-name="T9">(table :users</text:span></text:p>
            <text:p><text:span text:style-name="T9"><text:s text:c="4"/></text:span><text:span text:style-name="T9">(varchar :name 100 :unique)</text:span></text:p>
            <text:p><text:span text:style-name="T9"><text:s text:c="4"/></text:span><text:span text:style-name="T9">(check :name (&gt; :length/name 1)))</text:span></text:p>
            <text:p><text:span text:style-name="T9">...</text:span></text:p>
          </draw:text-box>
        </draw:frame>
        <draw:frame draw:style-name="gr6" draw:text-style-name="P22" draw:layer="layout" svg:width="24.5cm" svg:height="2.301cm" svg:x="1.5cm" svg:y="4cm">
          <draw:text-box>
            <text:p><text:span text:style-name="T21">Say we are working on a database built from the following schema:</text:span></text:p>
          </draw:text-box>
        </draw:frame>
        <draw:custom-shape draw:style-name="gr8" draw:text-style-name="P1" draw:layer="layout" svg:width="25.5cm" svg:height="5.5cm" svg:x="1.25cm" svg:y="14.434cm">
          <text:p/>
          <draw:enhanced-geometry svg:viewBox="0 0 21600 21600" draw:path-stretchpoint-x="10800" draw:path-stretchpoint-y="10800" draw:text-areas="?f3 ?f4 ?f5 ?f6" draw:type="round-rectangle" draw:modifiers="1062.32130953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3.5cm" svg:height="5cm" svg:x="1.5cm" svg:y="14.934cm">
          <draw:text-box>
            <text:p><text:span text:style-name="T9">(defschema sample-schema :lobos</text:span></text:p>
            <text:p><text:span text:style-name="T9"><text:s text:c="2"/></text:span></text:p>
            <text:p><text:span text:style-name="T9"><text:s text:c="2"/></text:span><text:span text:style-name="T9">(table :users</text:span></text:p>
            <text:p><text:span text:style-name="T9"><text:s text:c="4"/></text:span><text:span text:style-name="T9">(varchar :name 100 :unique)</text:span></text:p>
            <text:p><text:span text:style-name="T9"><text:s text:c="4"/></text:span><text:span text:style-name="T9">(text :bio)</text:span></text:p>
            <text:p><text:span text:style-name="T9"><text:s text:c="4"/></text:span><text:span text:style-name="T9">(check :name (&gt; :length/name 1)))</text:span></text:p>
            <text:p><text:span text:style-name="T9">...</text:span></text:p>
          </draw:text-box>
        </draw:frame>
        <draw:frame draw:style-name="gr6" draw:text-style-name="P22" draw:layer="layout" svg:width="24.5cm" svg:height="2.301cm" svg:x="1.75cm" svg:y="11.852cm">
          <draw:text-box>
            <text:p><text:span text:style-name="T21">Instead of imperatively issuing alter statements, wouldn't it be great to just change it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7" draw:text-style-name="P18" draw:layer="layout" svg:width="24cm" svg:height="15.875cm" svg:x="2cm" svg:y="4.125cm">
          <draw:text-box>
            <text:p text:style-name="P1"><text:span text:style-name="T26">Visit the project's </text:span></text:p>
            <text:p text:style-name="P1"><text:span text:style-name="T26">github page:</text:span></text:p>
            <text:p text:style-name="P1"><text:span text:style-name="T19"/></text:p>
            <text:p text:style-name="P1"><text:span text:style-name="T19">Any questions suggestions, comments or insults?</text:span></text:p>
          </draw:text-box>
        </draw:frame>
        <draw:frame draw:style-name="gr12" draw:text-style-name="P29" draw:layer="layout" svg:width="14.5cm" svg:height="1.348cm" svg:x="6.75cm" svg:y="10cm">
          <draw:text-box>
            <text:p text:style-name="P1"><text:span text:style-name="T10"><text:a xlink:href="https://github.com/budu/lobos">https://github.com/budu/lobos</text:a></text:span></text:p>
          </draw:text-box>
        </draw:frame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p><text:span text:style-name="T27">I need your help!</text:span></text:p>
          </draw:text-box>
        </draw:frame>
        <draw:line draw:style-name="gr5" draw:text-style-name="P1" draw:layer="layout" svg:x1="0.995cm" svg:y1="3.501cm" svg:x2="27.005cm" svg:y2="3.501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1" draw:text-style-name="P30" draw:layer="layout" svg:width="22.755cm" svg:height="14.206cm" svg:x="2.745cm" svg:y="5.294cm">
          <draw:text-box>
            <text:p text:style-name="P30"><text:span text:style-name="T10">Website:</text:span></text:p>
            <text:p text:style-name="P30"><text:span text:style-name="T10"><text:tab/></text:span><text:span text:style-name="T10"><text:a xlink:href="http://budu.github.com/lobos/">http://budu.github.com/lobos/</text:a></text:span></text:p>
            <text:p text:style-name="P30"><text:span text:style-name="T10">Code Repository:</text:span></text:p>
            <text:p text:style-name="P30"><text:span text:style-name="T10"><text:tab/></text:span><text:span text:style-name="T10"><text:a xlink:href="https://github.com/budu/lobos">https://github.com/budu/lobos</text:a></text:span></text:p>
            <text:p text:style-name="P30"><text:span text:style-name="T10">Issue Tracker:</text:span></text:p>
            <text:p text:style-name="P30"><text:span text:style-name="T10"><text:tab/></text:span><text:span text:style-name="T10"><text:a xlink:href="https://github.com/budu/lobos/issues">https://github.com/budu/lobos/issues</text:a></text:span></text:p>
            <text:p text:style-name="P30"><text:span text:style-name="T10">Wiki:</text:span></text:p>
            <text:p text:style-name="P30"><text:span text:style-name="T10"><text:tab/></text:span><text:span text:style-name="T10"><text:a xlink:href="https://github.com/budu/lobos/wiki">https://github.com/budu/lobos/wiki</text:a></text:span></text:p>
          </draw:text-box>
        </draw:frame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p><text:span text:style-name="T27">Links</text:span></text:p>
          </draw:text-box>
        </draw:frame>
        <draw:line draw:style-name="gr5" draw:text-style-name="P1" draw:layer="layout" svg:x1="0.995cm" svg:y1="3.501cm" svg:x2="27.005cm" svg:y2="3.501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2" draw:text-style-name="P5" draw:layer="layout" svg:width="25.199cm" svg:height="3.256cm" svg:x="1.401cm" svg:y="0.501cm" presentation:class="title" presentation:user-transformed="true">
          <draw:text-box>
            <text:p><text:span text:style-name="T27">Acknowledgments</text:span></text:p>
          </draw:text-box>
        </draw:frame>
        <draw:line draw:style-name="gr5" draw:text-style-name="P1" draw:layer="layout" svg:x1="0.995cm" svg:y1="3.501cm" svg:x2="27.005cm" svg:y2="3.501cm">
          <text:p/>
        </draw:line>
        <draw:frame draw:style-name="gr6" draw:text-style-name="P8" draw:layer="layout" svg:width="20cm" svg:height="1.673cm" svg:x="1cm" svg:y="4.327cm">
          <draw:text-box>
            <text:p><text:span text:style-name="T8">Thanks (in alphabetical order) to:</text:span></text:p>
          </draw:text-box>
        </draw:frame>
        <draw:frame draw:style-name="gr22" draw:text-style-name="P31" draw:layer="layout" svg:width="24.5cm" svg:height="9.349cm" svg:x="2cm" svg:y="6.5cm">
          <draw:text-box>
            <text:list text:style-name="L1">
              <text:list-item>
                <text:p text:style-name="P31"><text:span text:style-name="T3"><text:s/></text:span><text:span text:style-name="T3">James Reeves (for Hiccup)</text:span></text:p>
              </text:list-item>
              <text:list-item>
                <text:p text:style-name="P31"><text:span text:style-name="T3"><text:s/></text:span><text:span text:style-name="T3">Lau B. Jensen (for the old and new ClojureQLs)</text:span></text:p>
              </text:list-item>
              <text:list-item>
                <text:p text:style-name="P31"><text:span text:style-name="T3"><text:s/></text:span><text:span text:style-name="T3">Meikel Brandmeyer (for working with me on the old ClojureQL)</text:span></text:p>
              </text:list-item>
              <text:list-item>
                <text:p text:style-name="P31"><text:span text:style-name="T3"><text:s/></text:span><text:span text:style-name="T3">Michael Fogus (for Marginalia and "The Joy of Clojure" book)</text:span></text:p>
              </text:list-item>
              <text:list-item>
                <text:p text:style-name="P31"><text:span text:style-name="T3"><text:s/></text:span><text:span text:style-name="T3">Phil Hagelberg (for Leiningen)</text:span></text:p>
              </text:list-item>
              <text:list-item>
                <text:p text:style-name="P31"><text:span text:style-name="T3"><text:s/></text:span><text:span text:style-name="T3">Rich Hickey (for Clojure)</text:span></text:p>
              </text:list-item>
              <text:list-item>
                <text:p text:style-name="P31"><text:span text:style-name="T3"><text:s/></text:span><text:span text:style-name="T3">Stephen C. Gilardi (for clojure.contrib.sql)</text:span></text:p>
              </text:list-item>
            </text:list>
            <text:p/>
          </draw:text-box>
        </draw:frame>
        <draw:frame draw:style-name="gr23" draw:text-style-name="P8" draw:layer="layout" svg:width="25.5cm" svg:height="4.173cm" svg:x="1cm" svg:y="15.827cm">
          <draw:text-box>
            <text:p><text:span text:style-name="T8">Also thanks to all Clojure contributors and to its fantastic community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1" draw:text-style-name="P12" draw:layer="layout" svg:width="14.5cm" svg:height="4.036cm" svg:x="6.75cm" svg:y="8.482cm">
          <draw:text-box>
            <text:p text:style-name="P1"><text:span text:style-name="T13">The En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c0c0c0" draw:marker-start-width="0.3cm" draw:marker-start-center="false" draw:marker-end-width="0.3cm" draw:marker-end-center="false" draw:fill="solid" draw:fill-color="#314004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5H21M37S</meta:editing-duration>
    <meta:editing-cycles>51</meta:editing-cycles>
    <meta:generator>OpenOffice.org/3.2$Win32 OpenOffice.org_project/320m18$Build-9502</meta:generator>
    <dc:date>2011-01-21T15:51:32.56</dc:date>
    <dc:creator>Nicolas Buduroi</dc:creator>
    <meta:document-statistic meta:object-count="202"/>
  </office:meta>
</office:document-meta>
</file>